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8ff3" officeooo:paragraph-rsid="000f8ff3" style:font-weight-asian="bold" style:font-weight-complex="bold"/>
    </style:style>
    <style:style style:name="P2" style:family="paragraph" style:parent-style-name="Standard">
      <style:text-properties fo:font-weight="bold" officeooo:rsid="00116960" officeooo:paragraph-rsid="00116960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fo:font-weight="normal" officeooo:rsid="000f8ff3" officeooo:paragraph-rsid="000f8ff3" style:font-size-asian="13.1000003814697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ao vivo em 22/08/2022</text:p>
      <text:p text:style-name="P1"/>
      <text:p text:style-name="P2">\t ← dá um tab na linha</text:p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3:48:45.055657588</meta:creation-date>
    <dc:date>2022-08-22T17:16:37.990519391</dc:date>
    <meta:editing-duration>PT3H27M53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2" meta:word-count="12" meta:character-count="49" meta:non-whitespace-character-count="39"/>
  </office:meta>
</office:document-meta>
</file>